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loext:contextual-spacing="false"/>
      <style:text-properties style:font-name="Times New Roman" fo:font-size="12pt" officeooo:rsid="001d44da" officeooo:paragraph-rsid="001d44da"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officeooo:rsid="001e4075" officeooo:paragraph-rsid="001e4075" style:font-size-asian="12pt" style:font-size-complex="12pt"/>
    </style:style>
    <style:style style:name="P8" style:family="paragraph" style:parent-style-name="Text_20_body">
      <style:paragraph-properties fo:margin-top="0cm" fo:margin-bottom="0cm" loext:contextual-spacing="false"/>
      <style:text-properties style:font-name="Times New Roman" fo:font-size="12pt" officeooo:rsid="001fada0" officeooo:paragraph-rsid="001fada0" style:font-size-asian="12pt" style:font-size-complex="12pt"/>
    </style:style>
    <style:style style:name="P9" style:family="paragraph" style:parent-style-name="Text_20_body" style:list-style-name="L2">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T1" style:family="text">
      <style:text-properties fo:color="#000000" style:font-name="Times New Roman1" fo:language="de" fo:country="DE" fo:font-weight="normal"/>
    </style:style>
    <style:style style:name="T2" style:family="text">
      <style:text-properties fo:color="#000000" style:font-name="Times New Roman1" fo:language="de" fo:country="DE" fo:font-weight="normal" officeooo:rsid="00264014"/>
    </style:style>
    <style:style style:name="T3" style:family="text">
      <style:text-properties officeooo:rsid="0020411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6">Rebhuhnjagd</text:p>
      <text:p text:style-name="P2"><text:bookmark text:name="bjia7"/><text:bookmark text:name="bjia8"/><text:bookmark text:name="bjia9"/></text:p>
      <text:p text:style-name="P2"><text:bookmark text:name="bjia10"/><text:bookmark text:name="bjia11"/>Beschreibung</text:p>
      <text:p text:style-name="P6">Der Jäger Björn aus Talras benötigt Rebhühner für den Herzog Heimrich. Um Rebhühner zu jagen braucht man einen <text:span text:style-name="T2">Vorstehhund </text:span><text:span text:style-name="T1">und einen Jagdfalken. Der Vorstehhund muss das Rebhuhn aufspüren und der Falke muss darüber abwarten. Sobald der Vorstehhund das Rebhuhn aufgescheucht hat und es losfliegt, stürzt der Falke sich darauf. Rebhühner befinden sich meist auf der Wiese neben dem Friedhof beim Bauernhof.</text:span></text:p>
      <text:p text:style-name="P1"><text:bookmark text:name="bjia13"/><text:bookmark text:name="bjia14"/></text:p>
      <text:p text:style-name="P2"><text:bookmark text:name="bjia15"/><text:bookmark text:name="bjia16"/>Typ</text:p>
      <text:p text:style-name="P1">Sekundär</text:p>
      <text:p text:style-name="P1"/>
      <text:p text:style-name="P2"><text:bookmark text:name="bjia18"/><text:bookmark text:name="x9n43"/>Auftraggeber</text:p>
      <text:p text:style-name="P6">Björn</text:p>
      <text:p text:style-name="P2"><text:bookmark text:name="bjia182"/><text:bookmark text:name="v1ic0"/><text:bookmark text:name="v1ic1"/></text:p>
      <text:p text:style-name="P2"><text:bookmark text:name="bjia183"/><text:bookmark text:name="v1ic2"/>Verlauf</text:p>
      <text:p text:style-name="P8">Der Charakter muss sich mit einem Vorstehhund und deinem Jagdfalken auf der Wiese neben dem Friedhof befinden. Der Vorstehhund muss Wild aufspüren. Findet er ein Rebhuhn, <text:span text:style-name="T3">so muss er es aufscheuchen. D</text:span>er Falke <text:span text:style-name="T3">muss dann das</text:span> Rebhuhn <text:span text:style-name="T3">greifen. Alles muss innerhalb einer bestimmten Zeit ablaufen, sonst fliegt das Rebhuhn weg. Wurde das Rebhuhn erfolgreich gefangen, erhält der Charakter einen Gegenstand. Hat er fünf von diesen Gegenständen ist das erste Ziel abgeschlossen und er muss sie zu Björn bringen, um den Auftrag abzuschließen.</text:span></text:p>
      <text:p text:style-name="P1"><text:bookmark text:name="bjia185"/><text:bookmark text:name="bjia19"/></text:p>
      <text:p text:style-name="P2"><text:bookmark text:name="bjia20"/><text:bookmark text:name="bjia21"/>Ziele</text:p>
      <text:list xml:id="list3268153952509582887" text:style-name="L1">
        <text:list-item>
          <text:p text:style-name="P7">Jage fünf Rebhühner.</text:p>
        </text:list-item>
        <text:list-item>
          <text:p text:style-name="P7">Bringe die Rebhühner zu Björn.</text:p>
        </text:list-item>
      </text:list>
      <text:p text:style-name="P1"/>
      <text:p text:style-name="P3">Belohnungen</text:p>
      <text:list xml:id="list6245657986410883157" text:style-name="L2">
        <text:list-item>
          <text:p text:style-name="P9">300 Erfahrung</text:p>
        </text:list-item>
      </text:list>
      <text:list xml:id="list1953872075389281095" text:style-name="L3">
        <text:list-item>
          <text:p text:style-name="P10">30 Goldmünz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10-16T08:02:35.79</meta:creation-date>
    <dc:language>en-US</dc:language>
    <meta:editing-cycles>12</meta:editing-cycles>
    <meta:editing-duration>PT1H6M</meta:editing-duration>
    <dc:date>2015-07-11T15:46:18.347000000</dc:date>
    <meta:document-statistic meta:table-count="0" meta:image-count="0" meta:object-count="0" meta:page-count="1" meta:paragraph-count="16" meta:word-count="169" meta:character-count="1096" meta:non-whitespace-character-count="947"/>
    <meta:user-defined meta:name="Info 1"/>
    <meta:user-defined meta:name="Info 2"/>
    <meta:user-defined meta:name="Info 3"/>
    <meta:user-defined meta:name="Info 4"/>
    <meta:hyperlink-behaviour office:target-frame-name="_top" xlink:show="replace"/>
  </office:meta>
</office:document-meta>
</file>